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HAMPI QUISPE EV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521854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317721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HAMPI QUISPE EV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521854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3 177 2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GOYZUETA JURADO DAVI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8015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050</text:p>
            <text:p text:style-name="P8"/>
          </table:table-cell>
        </table:table-row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82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306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5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85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2/08/2021</text:p>
          </table:table-cell>
          <table:table-cell table:style-name="Tabla2.A3" office:value-type="string">
            <text:p text:style-name="P16">573444</text:p>
          </table:table-cell>
          <table:table-cell table:style-name="Tabla2.D3" office:value-type="string">
            <text:p text:style-name="P17">8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2/08/2021</text:p>
          </table:table-cell>
          <table:table-cell table:style-name="Tabla2.A4" office:value-type="string">
            <text:p text:style-name="P16">571139</text:p>
          </table:table-cell>
          <table:table-cell table:style-name="Tabla2.D4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0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1:16:0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